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32.46mm"/>
    </style:style>
    <style:style style:name="co6" style:family="table-column">
      <style:table-column-properties fo:break-before="auto" style:column-width="31.41mm"/>
    </style:style>
    <style:style style:name="co7" style:family="table-column">
      <style:table-column-properties fo:break-before="auto" style:column-width="3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ackground-color="#f8e7a3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9de72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ad335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9900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mm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mm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rain_28_test_1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2" table:default-cell-style-name="ce9"/>
        <table:table-column table:style-name="co2" table:default-cell-style-name="ce4"/>
        <table:table-column table:style-name="co2" table:default-cell-style-name="ce10"/>
        <table:table-column table:style-name="co3" table:default-cell-style-name="ce4"/>
        <table:table-column table:style-name="co4" table:default-cell-style-name="ce12"/>
        <table:table-column table:style-name="co5" table:default-cell-style-name="ce4"/>
        <table:table-column table:style-name="co6" table:default-cell-style-name="ce12"/>
        <table:table-column table:style-name="co2" table:default-cell-style-name="ce4"/>
        <table:table-column table:style-name="co7" table:default-cell-style-name="ce12"/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Equalize Closing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Gris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ransformaciones sin equalize Grises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Transformaciones sin equalize Closing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on heurística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>
            <text:p>Imágenes Test (14)</text:p>
          </table:table-cell>
          <table:table-cell table:style-name="ce3" office:value-type="string" calcext:value-type="string">
            <text:p>Matches</text:p>
          </table:table-cell>
          <table:table-cell table:style-name="ce4" office:value-type="string" calcext:value-type="string">
            <text:p>Esquinas</text:p>
          </table:table-cell>
          <table:table-cell table:style-name="ce3" office:value-type="string" calcext:value-type="string">
            <text:p>Matches</text:p>
          </table:table-cell>
          <table:table-cell table:style-name="ce4" office:value-type="string" calcext:value-type="string">
            <text:p>Esquinas</text:p>
          </table:table-cell>
          <table:table-cell table:style-name="ce3" office:value-type="string" calcext:value-type="string">
            <text:p>Matches</text:p>
          </table:table-cell>
          <table:table-cell table:style-name="ce4" office:value-type="string" calcext:value-type="string">
            <text:p>Esquinas</text:p>
          </table:table-cell>
          <table:table-cell table:style-name="ce3" office:value-type="string" calcext:value-type="string">
            <text:p>Matches</text:p>
          </table:table-cell>
          <table:table-cell table:style-name="ce4" office:value-type="string" calcext:value-type="string">
            <text:p>Esquinas</text:p>
          </table:table-cell>
          <table:table-cell table:style-name="ce3" office:value-type="string" calcext:value-type="string">
            <text:p>Matches</text:p>
          </table:table-cell>
          <table:table-cell table:style-name="ce4" office:value-type="string" calcext:value-type="string">
            <text:p>Esquinas</text:p>
          </table:table-cell>
        </table:table-row>
        <table:table-row table:style-name="ro1">
          <table:table-cell office:value-type="string" calcext:value-type="string">
            <text:p>IMG_717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G_717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G_71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G_719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G_71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G_719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G_72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G_72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G_72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G_7234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G_723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ncil-Write-Waterproof-Paper-600x60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oto582331735130988355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lección_03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table:style-name="ce6" table:formula="of:=SUM([.B3:.B16])/(14*4)" office:value-type="percentage" office:value="0.910714285714286" calcext:value-type="percentage">
            <text:p>91,07%</text:p>
          </table:table-cell>
          <table:table-cell table:style-name="ce11" table:formula="of:=SUM([.C3:.C16])/(14*4)" office:value-type="percentage" office:value="0.464285714285714" calcext:value-type="percentage">
            <text:p>46,43%</text:p>
          </table:table-cell>
          <table:table-cell table:style-name="ce6" table:formula="of:=SUM([.D3:.D16])/(14*4)" office:value-type="percentage" office:value="0.892857142857143" calcext:value-type="percentage">
            <text:p>89,29%</text:p>
          </table:table-cell>
          <table:table-cell table:style-name="ce11" table:formula="of:=SUM([.E3:.E16])/(14*4)" office:value-type="percentage" office:value="0.714285714285714" calcext:value-type="percentage">
            <text:p>71,43%</text:p>
          </table:table-cell>
          <table:table-cell table:style-name="ce6" table:formula="of:=SUM([.F3:.F16])/(14*4)" office:value-type="percentage" office:value="0.964285714285714" calcext:value-type="percentage">
            <text:p>96,43%</text:p>
          </table:table-cell>
          <table:table-cell table:style-name="ce15" table:formula="of:=SUM([.G3:.G16])/(14*4)" office:value-type="percentage" office:value="0.857142857142857" calcext:value-type="percentage">
            <text:p>85,71%</text:p>
          </table:table-cell>
          <table:table-cell table:style-name="ce16" table:formula="of:=SUM([.H3:.H16])/(14*4)" office:value-type="percentage" office:value="0.964285714285714" calcext:value-type="percentage">
            <text:p>96,43%</text:p>
          </table:table-cell>
          <table:table-cell table:style-name="ce15" table:formula="of:=SUM([.I3:.I16])/(14*4)" office:value-type="percentage" office:value="0.910714285714286" calcext:value-type="percentage">
            <text:p>91,07%</text:p>
          </table:table-cell>
          <table:table-cell table:style-name="ce16" table:formula="of:=SUM([.J3:.J16])/(14*4)" office:value-type="percentage" office:value="0.964285714285714" calcext:value-type="percentage">
            <text:p>96,43%</text:p>
          </table:table-cell>
          <table:table-cell table:style-name="ce15" table:formula="of:=SUM([.K3:.K16])/(14*4)" office:value-type="percentage" office:value="0.946428571428571" calcext:value-type="percentage">
            <text:p>94,64%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Imágenes Train (28)</text:p>
          </table:table-cell>
          <table:table-cell table:style-name="ce6" office:value-type="string" calcext:value-type="string">
            <text:p>-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6" office:value-type="string" calcext:value-type="string">
            <text:p>-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3" office:value-type="string" calcext:value-type="string">
            <text:p>-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3" office:value-type="string" calcext:value-type="string">
            <text:p>-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7" office:value-type="string" calcext:value-type="string">
            <text:p>-</text:p>
          </table:table-cell>
          <table:table-cell table:style-name="ce11" office:value-type="percentage" office:value="1" calcext:value-type="percentage">
            <text:p>100,00%</text:p>
          </table:table-cell>
        </table:table-row>
        <table:table-row table:style-name="ro1">
          <table:table-cell table:style-name="Default" table:number-columns-repeated="10"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/00/0000</text:date>, <text:time style:data-style-name="N2" text:time-value="10:35:29.7705451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13:44:01.276088585</meta:creation-date>
    <dc:date>2021-03-30T10:41:03.167666969</dc:date>
    <meta:editing-duration>P8DT1H56M5S</meta:editing-duration>
    <meta:editing-cycles>24</meta:editing-cycles>
    <meta:generator>LibreOffice/5.1.6.2$Linux_X86_64 LibreOffice_project/10m0$Build-2</meta:generator>
    <meta:document-statistic meta:table-count="1" meta:cell-count="191" meta:object-count="0"/>
  </office:meta>
</office:document-meta>
</file>